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4-03-12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3-12-28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3-09-28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3-03-31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2-09-27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2-03-10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2-01-25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1-10-07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1-03-10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0-12-16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0-09-22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0-06-16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20-03-09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9-12-12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9-09-1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9-06-18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9-03-26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9-01-0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8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8-03-15 2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7-10-2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7-03-11 0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6-07-01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6-03-1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5-03-12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5-01-22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4-10-07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4-06-1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4-03-12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4-01-1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3-09-2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OD0050287</text:p>
          </table:table-cell>
          <table:table-cell office:value-type="string" calcext:value-type="string">
            <text:p>2013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